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19092b"/>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text-properties fo:font-weight="bold" officeooo:paragraph-rsid="0019092b" style:font-weight-asian="bold" style:font-weight-complex="bold"/>
    </style:style>
    <style:style style:name="T1" style:family="text">
      <style:text-properties fo:font-weight="bold" style:font-weight-asian="bold" style:font-weight-complex="bol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Humidity Sensor: </text:p>
      <text:p text:style-name="P1">A humidity sensor is a device that measures the amount of water vapor in the air or other gases. It is used to monitor and control humidity levels in various applications such as HVAC systems, industrial processes, and environmental monitoring. There are different types of humidity sensors, including capacitive, resistive, and thermal sensors.</text:p>
      <text:list xml:id="list3771267875" text:style-name="L1">
        <text:list-item>
          <text:p text:style-name="P2"><text:span text:style-name="T1">DHT11</text:span>: This is a capacitive humidity sensor that can measure relative humidity and temperature. It is commonly used in indoor temperature and humidity monitoring applications.</text:p>
        </text:list-item>
        <text:list-item>
          <text:p text:style-name="P2"><text:span text:style-name="T1">SHT31</text:span>: This is a high-accuracy digital humidity and temperature sensor that uses a capacitive sensor element. It is used in applications where precise humidity and temperature control is critical, such as in scientific research and manufacturing.</text:p>
        </text:list-item>
        <text:list-item>
          <text:p text:style-name="P2"><text:span text:style-name="T1">BME280</text:span>: This is a digital sensor that measures humidity, temperature, and barometric pressure. It is commonly used in weather monitoring applications and indoor climate control systems.</text:p>
        </text:list-item>
        <text:list-item>
          <text:p text:style-name="P2"><text:span text:style-name="T1">HIH6130</text:span>: This is a combined humidity and temperature sensor that uses a thin-film polymer capacitive sensor. It is commonly used in HVAC systems, data centers, and other applications where temperature and humidity control is critical.</text:p>
        </text:list-item>
        <text:list-item>
          <text:p text:style-name="P2">Sensirion <text:span text:style-name="T1">SHTC3</text:span>: This is a miniature digital humidity and temperature sensor that is used in applications where space is limited, such as wearables, mobile devices, and IoT devices.</text:p>
        </text:list-item>
      </text:list>
      <text:p text:style-name="Text_20_body"/>
      <text:p text:style-name="P4">Gas Sensors: </text:p>
      <text:p text:style-name="P1">Gas sensors are devices that detect the presence of specific gases in the air. They are used in various applications such as industrial safety, environmental monitoring, and medical diagnostics. Gas sensors can detect a wide range of gases, including carbon monoxide, methane, ammonia, and hydrogen sulfide. There are different types of gas sensors, including electrochemical, semiconductor, and infrared sensors.</text:p>
      <text:list xml:id="list2370798885" text:style-name="L2">
        <text:list-item>
          <text:p text:style-name="P3"><text:span text:style-name="T1">MQ-2</text:span>: This is a semiconductor gas sensor that can detect a range of gases, including smoke, propane, and methane. It is commonly used in home gas leak detectors, gas alarms, and gas concentration monitoring systems.</text:p>
        </text:list-item>
        <text:list-item>
          <text:p text:style-name="P3"><text:span text:style-name="T1">MQ-7</text:span>: This is a gas sensor that can detect carbon monoxide and natural gas. It is commonly used in industrial and residential gas detection systems.</text:p>
        </text:list-item>
        <text:list-item>
          <text:p text:style-name="P3"><text:span text:style-name="T1">MQ-135</text:span>: This is a gas sensor that can detect a range of air pollutants, including ammonia, benzene, and smoke. It is commonly used in air quality monitoring systems and environmental monitoring applications.</text:p>
        </text:list-item>
        <text:list-item>
          <text:p text:style-name="P3"><text:span text:style-name="T1">MiCS-6814</text:span>: This is a gas sensor that can detect carbon monoxide, nitrogen dioxide, and ammonia. It is commonly used in air quality monitoring systems and industrial gas monitoring applications.</text:p>
        </text:list-item>
        <text:list-item>
          <text:p text:style-name="P3"><text:span text:style-name="T1">TGS2611</text:span>: This is a gas sensor that can detect hydrogen gas. It is commonly used in hydrogen fuel cell applications and hydrogen gas leak detection systems.</text:p>
        </text:list-item>
      </text:list>
      <text:p text:style-name="Text_20_body"><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3-29T11:43:06.382325306</meta:creation-date>
    <dc:date>2023-03-29T12:05:29.900643022</dc:date>
    <meta:editing-duration>PT1M23S</meta:editing-duration>
    <meta:editing-cycles>1</meta:editing-cycles>
    <meta:document-statistic meta:table-count="0" meta:image-count="0" meta:object-count="0" meta:page-count="2" meta:paragraph-count="14" meta:word-count="423" meta:character-count="2747" meta:non-whitespace-character-count="2346"/>
    <meta:generator>LibreOffice/6.4.7.2$Linux_X86_64 LibreOffice_project/40$Build-2</meta:generator>
  </office:meta>
</office:document-meta>
</file>